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Status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80-11-01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91-03-03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01-05-26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11-05-21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Census (C)</text:p>
            <text:p>2021-01-01</text:p>
          </table:table-cell>
          <table:table-cell table:style-name="ce1" office:value-type="string" calcext:value-type="string">
            <text:p><text:a xlink:href="javascript:sort('ts',8,true,0)" xlink:type="simple">Population</text:a></text:p>
            <text:p>Estimate (E)</text:p>
            <text:p>2023-12-31</text:p>
          </table:table-cell>
        </table:table-row>
        <table:table-row table:style-name="ro2">
          <table:table-cell office:value-type="string" calcext:value-type="string">
            <text:p><text:a xlink:href="javascript:sym(481)" xlink:type="simple">Bánovce nad Bebravou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TRE</text:p>
          </table:table-cell>
          <table:table-cell office:value-type="float" office:value="15342" calcext:value-type="float">
            <text:p>15342</text:p>
          </table:table-cell>
          <table:table-cell office:value-type="float" office:value="19893" calcext:value-type="float">
            <text:p>19893</text:p>
          </table:table-cell>
          <table:table-cell office:value-type="float" office:value="20901" calcext:value-type="float">
            <text:p>20901</text:p>
          </table:table-cell>
          <table:table-cell office:value-type="float" office:value="19564" calcext:value-type="float">
            <text:p>19564</text:p>
          </table:table-cell>
          <table:table-cell office:value-type="float" office:value="17311" calcext:value-type="float">
            <text:p>17311</text:p>
          </table:table-cell>
          <table:table-cell office:value-type="float" office:value="16359" calcext:value-type="float">
            <text:p>16359</text:p>
          </table:table-cell>
        </table:table-row>
        <table:table-row table:style-name="ro2">
          <table:table-cell office:value-type="string" calcext:value-type="string">
            <text:p><text:a xlink:href="javascript:sym(441)" xlink:type="simple">Banská Bystric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BAN</text:p>
          </table:table-cell>
          <table:table-cell office:value-type="float" office:value="62688" calcext:value-type="float">
            <text:p>62688</text:p>
          </table:table-cell>
          <table:table-cell office:value-type="float" office:value="83698" calcext:value-type="float">
            <text:p>83698</text:p>
          </table:table-cell>
          <table:table-cell office:value-type="float" office:value="83056" calcext:value-type="float">
            <text:p>83056</text:p>
          </table:table-cell>
          <table:table-cell office:value-type="float" office:value="80003" calcext:value-type="float">
            <text:p>80003</text:p>
          </table:table-cell>
          <table:table-cell office:value-type="float" office:value="76018" calcext:value-type="float">
            <text:p>76018</text:p>
          </table:table-cell>
          <table:table-cell office:value-type="float" office:value="74065" calcext:value-type="float">
            <text:p>74065</text:p>
          </table:table-cell>
        </table:table-row>
        <table:table-row table:style-name="ro2">
          <table:table-cell office:value-type="string" calcext:value-type="string">
            <text:p><text:a xlink:href="javascript:sym(442)" xlink:type="simple">Bardejov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PRE</text:p>
          </table:table-cell>
          <table:table-cell office:value-type="float" office:value="23741" calcext:value-type="float">
            <text:p>23741</text:p>
          </table:table-cell>
          <table:table-cell office:value-type="float" office:value="30812" calcext:value-type="float">
            <text:p>30812</text:p>
          </table:table-cell>
          <table:table-cell office:value-type="float" office:value="33247" calcext:value-type="float">
            <text:p>33247</text:p>
          </table:table-cell>
          <table:table-cell office:value-type="float" office:value="33696" calcext:value-type="float">
            <text:p>33696</text:p>
          </table:table-cell>
          <table:table-cell office:value-type="float" office:value="30840" calcext:value-type="float">
            <text:p>30840</text:p>
          </table:table-cell>
          <table:table-cell office:value-type="float" office:value="29964" calcext:value-type="float">
            <text:p>29964</text:p>
          </table:table-cell>
        </table:table-row>
        <table:table-row table:style-name="ro2">
          <table:table-cell office:value-type="string" calcext:value-type="string">
            <text:p><text:a xlink:href="javascript:sym(443)" xlink:type="simple">Bratislav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RA</text:p>
          </table:table-cell>
          <table:table-cell office:value-type="float" office:value="380259" calcext:value-type="float">
            <text:p>380259</text:p>
          </table:table-cell>
          <table:table-cell office:value-type="float" office:value="442197" calcext:value-type="float">
            <text:p>442197</text:p>
          </table:table-cell>
          <table:table-cell office:value-type="float" office:value="428672" calcext:value-type="float">
            <text:p>428672</text:p>
          </table:table-cell>
          <table:table-cell office:value-type="float" office:value="411228" calcext:value-type="float">
            <text:p>411228</text:p>
          </table:table-cell>
          <table:table-cell office:value-type="float" office:value="475503" calcext:value-type="float">
            <text:p>475503</text:p>
          </table:table-cell>
          <table:table-cell office:value-type="float" office:value="478040" calcext:value-type="float">
            <text:p>478040</text:p>
          </table:table-cell>
        </table:table-row>
        <table:table-row table:style-name="ro2">
          <table:table-cell office:value-type="string" calcext:value-type="string">
            <text:p><text:a xlink:href="javascript:sym(444)" xlink:type="simple">Brezno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BAN</text:p>
          </table:table-cell>
          <table:table-cell office:value-type="float" office:value="17872" calcext:value-type="float">
            <text:p>17872</text:p>
          </table:table-cell>
          <table:table-cell office:value-type="float" office:value="22469" calcext:value-type="float">
            <text:p>22469</text:p>
          </table:table-cell>
          <table:table-cell office:value-type="float" office:value="22875" calcext:value-type="float">
            <text:p>22875</text:p>
          </table:table-cell>
          <table:table-cell office:value-type="float" office:value="21894" calcext:value-type="float">
            <text:p>21894</text:p>
          </table:table-cell>
          <table:table-cell office:value-type="float" office:value="20061" calcext:value-type="float">
            <text:p>20061</text:p>
          </table:table-cell>
          <table:table-cell office:value-type="float" office:value="19790" calcext:value-type="float">
            <text:p>19790</text:p>
          </table:table-cell>
        </table:table-row>
        <table:table-row table:style-name="ro2">
          <table:table-cell office:value-type="string" calcext:value-type="string">
            <text:p><text:a xlink:href="javascript:sym(445)" xlink:type="simple">Čadc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ZIL</text:p>
          </table:table-cell>
          <table:table-cell office:value-type="float" office:value="19319" calcext:value-type="float">
            <text:p>19319</text:p>
          </table:table-cell>
          <table:table-cell office:value-type="float" office:value="25183" calcext:value-type="float">
            <text:p>25183</text:p>
          </table:table-cell>
          <table:table-cell office:value-type="float" office:value="26699" calcext:value-type="float">
            <text:p>26699</text:p>
          </table:table-cell>
          <table:table-cell office:value-type="float" office:value="24959" calcext:value-type="float">
            <text:p>24959</text:p>
          </table:table-cell>
          <table:table-cell office:value-type="float" office:value="23328" calcext:value-type="float">
            <text:p>23328</text:p>
          </table:table-cell>
          <table:table-cell office:value-type="float" office:value="22580" calcext:value-type="float">
            <text:p>22580</text:p>
          </table:table-cell>
        </table:table-row>
        <table:table-row table:style-name="ro2">
          <table:table-cell office:value-type="string" calcext:value-type="string">
            <text:p><text:a xlink:href="javascript:sym(36292)" xlink:type="simple">Detv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BAN</text:p>
          </table:table-cell>
          <table:table-cell office:value-type="float" office:value="14261" calcext:value-type="float">
            <text:p>14261</text:p>
          </table:table-cell>
          <table:table-cell office:value-type="float" office:value="15039" calcext:value-type="float">
            <text:p>15039</text:p>
          </table:table-cell>
          <table:table-cell office:value-type="float" office:value="15122" calcext:value-type="float">
            <text:p>15122</text:p>
          </table:table-cell>
          <table:table-cell office:value-type="float" office:value="15046" calcext:value-type="float">
            <text:p>15046</text:p>
          </table:table-cell>
          <table:table-cell office:value-type="float" office:value="13955" calcext:value-type="float">
            <text:p>13955</text:p>
          </table:table-cell>
          <table:table-cell office:value-type="float" office:value="13629" calcext:value-type="float">
            <text:p>13629</text:p>
          </table:table-cell>
        </table:table-row>
        <table:table-row table:style-name="ro2">
          <table:table-cell office:value-type="string" calcext:value-type="string">
            <text:p><text:a xlink:href="javascript:sym(11524)" xlink:type="simple">Dolný Kubín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ZIL</text:p>
          </table:table-cell>
          <table:table-cell office:value-type="float" office:value="13631" calcext:value-type="float">
            <text:p>13631</text:p>
          </table:table-cell>
          <table:table-cell office:value-type="float" office:value="18715" calcext:value-type="float">
            <text:p>18715</text:p>
          </table:table-cell>
          <table:table-cell office:value-type="float" office:value="19948" calcext:value-type="float">
            <text:p>19948</text:p>
          </table:table-cell>
          <table:table-cell office:value-type="float" office:value="19633" calcext:value-type="float">
            <text:p>19633</text:p>
          </table:table-cell>
          <table:table-cell office:value-type="float" office:value="18095" calcext:value-type="float">
            <text:p>18095</text:p>
          </table:table-cell>
          <table:table-cell office:value-type="float" office:value="17600" calcext:value-type="float">
            <text:p>17600</text:p>
          </table:table-cell>
        </table:table-row>
        <table:table-row table:style-name="ro2">
          <table:table-cell office:value-type="string" calcext:value-type="string">
            <text:p><text:a xlink:href="javascript:sym(446)" xlink:type="simple">Dubnica nad Váhom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TRE</text:p>
          </table:table-cell>
          <table:table-cell office:value-type="float" office:value="15580" calcext:value-type="float">
            <text:p>15580</text:p>
          </table:table-cell>
          <table:table-cell office:value-type="float" office:value="24446" calcext:value-type="float">
            <text:p>24446</text:p>
          </table:table-cell>
          <table:table-cell office:value-type="float" office:value="25995" calcext:value-type="float">
            <text:p>25995</text:p>
          </table:table-cell>
          <table:table-cell office:value-type="float" office:value="25305" calcext:value-type="float">
            <text:p>25305</text:p>
          </table:table-cell>
          <table:table-cell office:value-type="float" office:value="22595" calcext:value-type="float">
            <text:p>22595</text:p>
          </table:table-cell>
          <table:table-cell office:value-type="float" office:value="21805" calcext:value-type="float">
            <text:p>21805</text:p>
          </table:table-cell>
        </table:table-row>
        <table:table-row table:style-name="ro2">
          <table:table-cell office:value-type="string" calcext:value-type="string">
            <text:p><text:a xlink:href="javascript:sym(447)" xlink:type="simple">Dunajská Stred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TRN</text:p>
          </table:table-cell>
          <table:table-cell office:value-type="float" office:value="18715" calcext:value-type="float">
            <text:p>18715</text:p>
          </table:table-cell>
          <table:table-cell office:value-type="float" office:value="23236" calcext:value-type="float">
            <text:p>23236</text:p>
          </table:table-cell>
          <table:table-cell office:value-type="float" office:value="23519" calcext:value-type="float">
            <text:p>23519</text:p>
          </table:table-cell>
          <table:table-cell office:value-type="float" office:value="22477" calcext:value-type="float">
            <text:p>22477</text:p>
          </table:table-cell>
          <table:table-cell office:value-type="float" office:value="23044" calcext:value-type="float">
            <text:p>23044</text:p>
          </table:table-cell>
          <table:table-cell office:value-type="float" office:value="22892" calcext:value-type="float">
            <text:p>22892</text:p>
          </table:table-cell>
        </table:table-row>
        <table:table-row table:style-name="ro2">
          <table:table-cell office:value-type="string" calcext:value-type="string">
            <text:p><text:a xlink:href="javascript:sym(34909)" xlink:type="simple">Galant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TRN</text:p>
          </table:table-cell>
          <table:table-cell office:value-type="float" office:value="13217" calcext:value-type="float">
            <text:p>13217</text:p>
          </table:table-cell>
          <table:table-cell office:value-type="float" office:value="16978" calcext:value-type="float">
            <text:p>16978</text:p>
          </table:table-cell>
          <table:table-cell office:value-type="float" office:value="16365" calcext:value-type="float">
            <text:p>16365</text:p>
          </table:table-cell>
          <table:table-cell office:value-type="float" office:value="15138" calcext:value-type="float">
            <text:p>15138</text:p>
          </table:table-cell>
          <table:table-cell office:value-type="float" office:value="15052" calcext:value-type="float">
            <text:p>15052</text:p>
          </table:table-cell>
          <table:table-cell office:value-type="float" office:value="15339" calcext:value-type="float">
            <text:p>15339</text:p>
          </table:table-cell>
        </table:table-row>
        <table:table-row table:style-name="ro2">
          <table:table-cell office:value-type="string" calcext:value-type="string">
            <text:p><text:a xlink:href="javascript:sym(34907)" xlink:type="simple">Handlová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TRE</text:p>
          </table:table-cell>
          <table:table-cell office:value-type="float" office:value="17777" calcext:value-type="float">
            <text:p>17777</text:p>
          </table:table-cell>
          <table:table-cell office:value-type="float" office:value="17835" calcext:value-type="float">
            <text:p>17835</text:p>
          </table:table-cell>
          <table:table-cell office:value-type="float" office:value="18018" calcext:value-type="float">
            <text:p>18018</text:p>
          </table:table-cell>
          <table:table-cell office:value-type="float" office:value="17766" calcext:value-type="float">
            <text:p>17766</text:p>
          </table:table-cell>
          <table:table-cell office:value-type="float" office:value="16199" calcext:value-type="float">
            <text:p>16199</text:p>
          </table:table-cell>
          <table:table-cell office:value-type="float" office:value="15608" calcext:value-type="float">
            <text:p>15608</text:p>
          </table:table-cell>
        </table:table-row>
        <table:table-row table:style-name="ro2">
          <table:table-cell office:value-type="string" calcext:value-type="string">
            <text:p><text:a xlink:href="javascript:sym(448)" xlink:type="simple">Hlohovec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TRN</text:p>
          </table:table-cell>
          <table:table-cell office:value-type="float" office:value="21148" calcext:value-type="float">
            <text:p>21148</text:p>
          </table:table-cell>
          <table:table-cell office:value-type="float" office:value="23409" calcext:value-type="float">
            <text:p>23409</text:p>
          </table:table-cell>
          <table:table-cell office:value-type="float" office:value="23729" calcext:value-type="float">
            <text:p>23729</text:p>
          </table:table-cell>
          <table:table-cell office:value-type="float" office:value="22701" calcext:value-type="float">
            <text:p>22701</text:p>
          </table:table-cell>
          <table:table-cell office:value-type="float" office:value="20556" calcext:value-type="float">
            <text:p>20556</text:p>
          </table:table-cell>
          <table:table-cell office:value-type="float" office:value="19774" calcext:value-type="float">
            <text:p>19774</text:p>
          </table:table-cell>
        </table:table-row>
        <table:table-row table:style-name="ro2">
          <table:table-cell office:value-type="string" calcext:value-type="string">
            <text:p><text:a xlink:href="javascript:sym(449)" xlink:type="simple">Humenné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PRE</text:p>
          </table:table-cell>
          <table:table-cell office:value-type="float" office:value="25883" calcext:value-type="float">
            <text:p>25883</text:p>
          </table:table-cell>
          <table:table-cell office:value-type="float" office:value="34167" calcext:value-type="float">
            <text:p>34167</text:p>
          </table:table-cell>
          <table:table-cell office:value-type="float" office:value="35157" calcext:value-type="float">
            <text:p>35157</text:p>
          </table:table-cell>
          <table:table-cell office:value-type="float" office:value="35053" calcext:value-type="float">
            <text:p>35053</text:p>
          </table:table-cell>
          <table:table-cell office:value-type="float" office:value="31359" calcext:value-type="float">
            <text:p>31359</text:p>
          </table:table-cell>
          <table:table-cell office:value-type="float" office:value="30006" calcext:value-type="float">
            <text:p>30006</text:p>
          </table:table-cell>
        </table:table-row>
        <table:table-row table:style-name="ro2">
          <table:table-cell office:value-type="string" calcext:value-type="string">
            <text:p><text:a xlink:href="javascript:sym(34904)" xlink:type="simple">Kežmarok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PRE</text:p>
          </table:table-cell>
          <table:table-cell office:value-type="float" office:value="13238" calcext:value-type="float">
            <text:p>13238</text:p>
          </table:table-cell>
          <table:table-cell office:value-type="float" office:value="16339" calcext:value-type="float">
            <text:p>16339</text:p>
          </table:table-cell>
          <table:table-cell office:value-type="float" office:value="17383" calcext:value-type="float">
            <text:p>17383</text:p>
          </table:table-cell>
          <table:table-cell office:value-type="float" office:value="16832" calcext:value-type="float">
            <text:p>16832</text:p>
          </table:table-cell>
          <table:table-cell office:value-type="float" office:value="15552" calcext:value-type="float">
            <text:p>15552</text:p>
          </table:table-cell>
          <table:table-cell office:value-type="float" office:value="15238" calcext:value-type="float">
            <text:p>15238</text:p>
          </table:table-cell>
        </table:table-row>
        <table:table-row table:style-name="ro2">
          <table:table-cell office:value-type="string" calcext:value-type="string">
            <text:p><text:a xlink:href="javascript:sym(451)" xlink:type="simple">Komárno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IT</text:p>
          </table:table-cell>
          <table:table-cell office:value-type="float" office:value="32520" calcext:value-type="float">
            <text:p>32520</text:p>
          </table:table-cell>
          <table:table-cell office:value-type="float" office:value="37346" calcext:value-type="float">
            <text:p>37346</text:p>
          </table:table-cell>
          <table:table-cell office:value-type="float" office:value="37366" calcext:value-type="float">
            <text:p>37366</text:p>
          </table:table-cell>
          <table:table-cell office:value-type="float" office:value="34349" calcext:value-type="float">
            <text:p>34349</text:p>
          </table:table-cell>
          <table:table-cell office:value-type="float" office:value="32967" calcext:value-type="float">
            <text:p>32967</text:p>
          </table:table-cell>
          <table:table-cell office:value-type="float" office:value="32114" calcext:value-type="float">
            <text:p>32114</text:p>
          </table:table-cell>
        </table:table-row>
        <table:table-row table:style-name="ro2">
          <table:table-cell office:value-type="string" calcext:value-type="string">
            <text:p><text:a xlink:href="javascript:sym(452)" xlink:type="simple">Košic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KOS</text:p>
          </table:table-cell>
          <table:table-cell office:value-type="float" office:value="202368" calcext:value-type="float">
            <text:p>202368</text:p>
          </table:table-cell>
          <table:table-cell office:value-type="float" office:value="235160" calcext:value-type="float">
            <text:p>235160</text:p>
          </table:table-cell>
          <table:table-cell office:value-type="float" office:value="236093" calcext:value-type="float">
            <text:p>236093</text:p>
          </table:table-cell>
          <table:table-cell office:value-type="float" office:value="240433" calcext:value-type="float">
            <text:p>240433</text:p>
          </table:table-cell>
          <table:table-cell office:value-type="float" office:value="229040" calcext:value-type="float">
            <text:p>229040</text:p>
          </table:table-cell>
          <table:table-cell office:value-type="float" office:value="225044" calcext:value-type="float">
            <text:p>225044</text:p>
          </table:table-cell>
        </table:table-row>
        <table:table-row table:style-name="ro2">
          <table:table-cell office:value-type="string" calcext:value-type="string">
            <text:p><text:a xlink:href="javascript:sym(34910)" xlink:type="simple">Kysucké Nové Mesto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ZIL</text:p>
          </table:table-cell>
          <table:table-cell office:value-type="float" office:value="12578" calcext:value-type="float">
            <text:p>12578</text:p>
          </table:table-cell>
          <table:table-cell office:value-type="float" office:value="15793" calcext:value-type="float">
            <text:p>15793</text:p>
          </table:table-cell>
          <table:table-cell office:value-type="float" office:value="16558" calcext:value-type="float">
            <text:p>16558</text:p>
          </table:table-cell>
          <table:table-cell office:value-type="float" office:value="15699" calcext:value-type="float">
            <text:p>15699</text:p>
          </table:table-cell>
          <table:table-cell office:value-type="float" office:value="14660" calcext:value-type="float">
            <text:p>14660</text:p>
          </table:table-cell>
          <table:table-cell office:value-type="float" office:value="14380" calcext:value-type="float">
            <text:p>14380</text:p>
          </table:table-cell>
        </table:table-row>
        <table:table-row table:style-name="ro2">
          <table:table-cell office:value-type="string" calcext:value-type="string">
            <text:p><text:a xlink:href="javascript:sym(453)" xlink:type="simple">Levice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IT</text:p>
          </table:table-cell>
          <table:table-cell office:value-type="float" office:value="26710" calcext:value-type="float">
            <text:p>26710</text:p>
          </table:table-cell>
          <table:table-cell office:value-type="float" office:value="33991" calcext:value-type="float">
            <text:p>33991</text:p>
          </table:table-cell>
          <table:table-cell office:value-type="float" office:value="36538" calcext:value-type="float">
            <text:p>36538</text:p>
          </table:table-cell>
          <table:table-cell office:value-type="float" office:value="34844" calcext:value-type="float">
            <text:p>34844</text:p>
          </table:table-cell>
          <table:table-cell office:value-type="float" office:value="31974" calcext:value-type="float">
            <text:p>31974</text:p>
          </table:table-cell>
          <table:table-cell office:value-type="float" office:value="30823" calcext:value-type="float">
            <text:p>30823</text:p>
          </table:table-cell>
        </table:table-row>
        <table:table-row table:style-name="ro2">
          <table:table-cell office:value-type="string" calcext:value-type="string">
            <text:p><text:a xlink:href="javascript:sym(36293)" xlink:type="simple">Levoč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PRE</text:p>
          </table:table-cell>
          <table:table-cell office:value-type="float" office:value="11097" calcext:value-type="float">
            <text:p>11097</text:p>
          </table:table-cell>
          <table:table-cell office:value-type="float" office:value="12678" calcext:value-type="float">
            <text:p>12678</text:p>
          </table:table-cell>
          <table:table-cell office:value-type="float" office:value="14366" calcext:value-type="float">
            <text:p>14366</text:p>
          </table:table-cell>
          <table:table-cell office:value-type="float" office:value="14830" calcext:value-type="float">
            <text:p>14830</text:p>
          </table:table-cell>
          <table:table-cell office:value-type="float" office:value="14256" calcext:value-type="float">
            <text:p>14256</text:p>
          </table:table-cell>
          <table:table-cell office:value-type="float" office:value="13944" calcext:value-type="float">
            <text:p>13944</text:p>
          </table:table-cell>
        </table:table-row>
        <table:table-row table:style-name="ro2">
          <table:table-cell office:value-type="string" calcext:value-type="string">
            <text:p><text:a xlink:href="javascript:sym(454)" xlink:type="simple">Liptovský Mikuláš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ZIL</text:p>
          </table:table-cell>
          <table:table-cell office:value-type="float" office:value="24520" calcext:value-type="float">
            <text:p>24520</text:p>
          </table:table-cell>
          <table:table-cell office:value-type="float" office:value="31725" calcext:value-type="float">
            <text:p>31725</text:p>
          </table:table-cell>
          <table:table-cell office:value-type="float" office:value="33007" calcext:value-type="float">
            <text:p>33007</text:p>
          </table:table-cell>
          <table:table-cell office:value-type="float" office:value="31921" calcext:value-type="float">
            <text:p>31921</text:p>
          </table:table-cell>
          <table:table-cell office:value-type="float" office:value="30522" calcext:value-type="float">
            <text:p>30522</text:p>
          </table:table-cell>
          <table:table-cell office:value-type="float" office:value="30040" calcext:value-type="float">
            <text:p>30040</text:p>
          </table:table-cell>
        </table:table-row>
        <table:table-row table:style-name="ro2">
          <table:table-cell office:value-type="string" calcext:value-type="string">
            <text:p><text:a xlink:href="javascript:sym(455)" xlink:type="simple">Lučenec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BAN</text:p>
          </table:table-cell>
          <table:table-cell office:value-type="float" office:value="24436" calcext:value-type="float">
            <text:p>24436</text:p>
          </table:table-cell>
          <table:table-cell office:value-type="float" office:value="28580" calcext:value-type="float">
            <text:p>28580</text:p>
          </table:table-cell>
          <table:table-cell office:value-type="float" office:value="28332" calcext:value-type="float">
            <text:p>28332</text:p>
          </table:table-cell>
          <table:table-cell office:value-type="float" office:value="28475" calcext:value-type="float">
            <text:p>28475</text:p>
          </table:table-cell>
          <table:table-cell office:value-type="float" office:value="25902" calcext:value-type="float">
            <text:p>25902</text:p>
          </table:table-cell>
          <table:table-cell office:value-type="float" office:value="25018" calcext:value-type="float">
            <text:p>25018</text:p>
          </table:table-cell>
        </table:table-row>
        <table:table-row table:style-name="ro2">
          <table:table-cell office:value-type="string" calcext:value-type="string">
            <text:p><text:a xlink:href="javascript:sym(34903)" xlink:type="simple">Malacky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BRA</text:p>
          </table:table-cell>
          <table:table-cell office:value-type="float" office:value="15218" calcext:value-type="float">
            <text:p>15218</text:p>
          </table:table-cell>
          <table:table-cell office:value-type="float" office:value="17573" calcext:value-type="float">
            <text:p>17573</text:p>
          </table:table-cell>
          <table:table-cell office:value-type="float" office:value="17773" calcext:value-type="float">
            <text:p>17773</text:p>
          </table:table-cell>
          <table:table-cell office:value-type="float" office:value="17051" calcext:value-type="float">
            <text:p>17051</text:p>
          </table:table-cell>
          <table:table-cell office:value-type="float" office:value="18935" calcext:value-type="float">
            <text:p>18935</text:p>
          </table:table-cell>
          <table:table-cell office:value-type="float" office:value="18804" calcext:value-type="float">
            <text:p>18804</text:p>
          </table:table-cell>
        </table:table-row>
        <table:table-row table:style-name="ro2">
          <table:table-cell office:value-type="string" calcext:value-type="string">
            <text:p><text:a xlink:href="javascript:sym(456)" xlink:type="simple">Martin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ZIL</text:p>
          </table:table-cell>
          <table:table-cell office:value-type="float" office:value="47475" calcext:value-type="float">
            <text:p>47475</text:p>
          </table:table-cell>
          <table:table-cell office:value-type="float" office:value="58393" calcext:value-type="float">
            <text:p>58393</text:p>
          </table:table-cell>
          <table:table-cell office:value-type="float" office:value="60133" calcext:value-type="float">
            <text:p>60133</text:p>
          </table:table-cell>
          <table:table-cell office:value-type="float" office:value="57428" calcext:value-type="float">
            <text:p>57428</text:p>
          </table:table-cell>
          <table:table-cell office:value-type="float" office:value="52520" calcext:value-type="float">
            <text:p>52520</text:p>
          </table:table-cell>
          <table:table-cell office:value-type="float" office:value="50629" calcext:value-type="float">
            <text:p>50629</text:p>
          </table:table-cell>
        </table:table-row>
        <table:table-row table:style-name="ro2">
          <table:table-cell office:value-type="string" calcext:value-type="string">
            <text:p><text:a xlink:href="javascript:sym(457)" xlink:type="simple">Michalovce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KOS</text:p>
          </table:table-cell>
          <table:table-cell office:value-type="float" office:value="29765" calcext:value-type="float">
            <text:p>29765</text:p>
          </table:table-cell>
          <table:table-cell office:value-type="float" office:value="38823" calcext:value-type="float">
            <text:p>38823</text:p>
          </table:table-cell>
          <table:table-cell office:value-type="float" office:value="39948" calcext:value-type="float">
            <text:p>39948</text:p>
          </table:table-cell>
          <table:table-cell office:value-type="float" office:value="40027" calcext:value-type="float">
            <text:p>40027</text:p>
          </table:table-cell>
          <table:table-cell office:value-type="float" office:value="36704" calcext:value-type="float">
            <text:p>36704</text:p>
          </table:table-cell>
          <table:table-cell office:value-type="float" office:value="35584" calcext:value-type="float">
            <text:p>35584</text:p>
          </table:table-cell>
        </table:table-row>
        <table:table-row table:style-name="ro2">
          <table:table-cell office:value-type="string" calcext:value-type="string">
            <text:p><text:a xlink:href="javascript:sym(458)" xlink:type="simple">Nitr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IT</text:p>
          </table:table-cell>
          <table:table-cell office:value-type="float" office:value="68852" calcext:value-type="float">
            <text:p>68852</text:p>
          </table:table-cell>
          <table:table-cell office:value-type="float" office:value="85471" calcext:value-type="float">
            <text:p>85471</text:p>
          </table:table-cell>
          <table:table-cell office:value-type="float" office:value="87285" calcext:value-type="float">
            <text:p>87285</text:p>
          </table:table-cell>
          <table:table-cell office:value-type="float" office:value="78916" calcext:value-type="float">
            <text:p>78916</text:p>
          </table:table-cell>
          <table:table-cell office:value-type="float" office:value="78489" calcext:value-type="float">
            <text:p>78489</text:p>
          </table:table-cell>
          <table:table-cell office:value-type="float" office:value="76499" calcext:value-type="float">
            <text:p>76499</text:p>
          </table:table-cell>
        </table:table-row>
        <table:table-row table:style-name="ro2">
          <table:table-cell office:value-type="string" calcext:value-type="string">
            <text:p><text:a xlink:href="javascript:sym(459)" xlink:type="simple">Nové Mesto nad Váhom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TRE</text:p>
          </table:table-cell>
          <table:table-cell office:value-type="float" office:value="18170" calcext:value-type="float">
            <text:p>18170</text:p>
          </table:table-cell>
          <table:table-cell office:value-type="float" office:value="20956" calcext:value-type="float">
            <text:p>20956</text:p>
          </table:table-cell>
          <table:table-cell office:value-type="float" office:value="21327" calcext:value-type="float">
            <text:p>21327</text:p>
          </table:table-cell>
          <table:table-cell office:value-type="float" office:value="20415" calcext:value-type="float">
            <text:p>20415</text:p>
          </table:table-cell>
          <table:table-cell office:value-type="float" office:value="19644" calcext:value-type="float">
            <text:p>19644</text:p>
          </table:table-cell>
          <table:table-cell office:value-type="float" office:value="19296" calcext:value-type="float">
            <text:p>19296</text:p>
          </table:table-cell>
        </table:table-row>
        <table:table-row table:style-name="ro2">
          <table:table-cell office:value-type="string" calcext:value-type="string">
            <text:p><text:a xlink:href="javascript:sym(460)" xlink:type="simple">Nové Zámky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IT</text:p>
          </table:table-cell>
          <table:table-cell office:value-type="float" office:value="34147" calcext:value-type="float">
            <text:p>34147</text:p>
          </table:table-cell>
          <table:table-cell office:value-type="float" office:value="42923" calcext:value-type="float">
            <text:p>42923</text:p>
          </table:table-cell>
          <table:table-cell office:value-type="float" office:value="42262" calcext:value-type="float">
            <text:p>42262</text:p>
          </table:table-cell>
          <table:table-cell office:value-type="float" office:value="39646" calcext:value-type="float">
            <text:p>39646</text:p>
          </table:table-cell>
          <table:table-cell office:value-type="float" office:value="37791" calcext:value-type="float">
            <text:p>37791</text:p>
          </table:table-cell>
          <table:table-cell office:value-type="float" office:value="36410" calcext:value-type="float">
            <text:p>36410</text:p>
          </table:table-cell>
        </table:table-row>
        <table:table-row table:style-name="ro2">
          <table:table-cell office:value-type="string" calcext:value-type="string">
            <text:p><text:a xlink:href="javascript:sym(461)" xlink:type="simple">Partizánske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TRE</text:p>
          </table:table-cell>
          <table:table-cell office:value-type="float" office:value="21639" calcext:value-type="float">
            <text:p>21639</text:p>
          </table:table-cell>
          <table:table-cell office:value-type="float" office:value="25099" calcext:value-type="float">
            <text:p>25099</text:p>
          </table:table-cell>
          <table:table-cell office:value-type="float" office:value="24907" calcext:value-type="float">
            <text:p>24907</text:p>
          </table:table-cell>
          <table:table-cell office:value-type="float" office:value="24115" calcext:value-type="float">
            <text:p>24115</text:p>
          </table:table-cell>
          <table:table-cell office:value-type="float" office:value="21439" calcext:value-type="float">
            <text:p>21439</text:p>
          </table:table-cell>
          <table:table-cell office:value-type="float" office:value="20607" calcext:value-type="float">
            <text:p>20607</text:p>
          </table:table-cell>
        </table:table-row>
        <table:table-row table:style-name="ro2">
          <table:table-cell office:value-type="string" calcext:value-type="string">
            <text:p><text:a xlink:href="javascript:sym(462)" xlink:type="simple">Pezinok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BRA</text:p>
          </table:table-cell>
          <table:table-cell office:value-type="float" office:value="17116" calcext:value-type="float">
            <text:p>17116</text:p>
          </table:table-cell>
          <table:table-cell office:value-type="float" office:value="20515" calcext:value-type="float">
            <text:p>20515</text:p>
          </table:table-cell>
          <table:table-cell office:value-type="float" office:value="21082" calcext:value-type="float">
            <text:p>21082</text:p>
          </table:table-cell>
          <table:table-cell office:value-type="float" office:value="21179" calcext:value-type="float">
            <text:p>21179</text:p>
          </table:table-cell>
          <table:table-cell office:value-type="float" office:value="24900" calcext:value-type="float">
            <text:p>24900</text:p>
          </table:table-cell>
          <table:table-cell office:value-type="float" office:value="24506" calcext:value-type="float">
            <text:p>24506</text:p>
          </table:table-cell>
        </table:table-row>
        <table:table-row table:style-name="ro2">
          <table:table-cell office:value-type="string" calcext:value-type="string">
            <text:p><text:a xlink:href="javascript:sym(463)" xlink:type="simple">Piešťany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TRN</text:p>
          </table:table-cell>
          <table:table-cell office:value-type="float" office:value="28511" calcext:value-type="float">
            <text:p>28511</text:p>
          </table:table-cell>
          <table:table-cell office:value-type="float" office:value="31452" calcext:value-type="float">
            <text:p>31452</text:p>
          </table:table-cell>
          <table:table-cell office:value-type="float" office:value="30606" calcext:value-type="float">
            <text:p>30606</text:p>
          </table:table-cell>
          <table:table-cell office:value-type="float" office:value="28268" calcext:value-type="float">
            <text:p>28268</text:p>
          </table:table-cell>
          <table:table-cell office:value-type="float" office:value="27681" calcext:value-type="float">
            <text:p>27681</text:p>
          </table:table-cell>
          <table:table-cell office:value-type="float" office:value="26668" calcext:value-type="float">
            <text:p>26668</text:p>
          </table:table-cell>
        </table:table-row>
        <table:table-row table:style-name="ro2">
          <table:table-cell office:value-type="string" calcext:value-type="string">
            <text:p><text:a xlink:href="javascript:sym(464)" xlink:type="simple">Poprad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PRE</text:p>
          </table:table-cell>
          <table:table-cell office:value-type="float" office:value="38077" calcext:value-type="float">
            <text:p>38077</text:p>
          </table:table-cell>
          <table:table-cell office:value-type="float" office:value="52914" calcext:value-type="float">
            <text:p>52914</text:p>
          </table:table-cell>
          <table:table-cell office:value-type="float" office:value="56157" calcext:value-type="float">
            <text:p>56157</text:p>
          </table:table-cell>
          <table:table-cell office:value-type="float" office:value="52862" calcext:value-type="float">
            <text:p>52862</text:p>
          </table:table-cell>
          <table:table-cell office:value-type="float" office:value="49855" calcext:value-type="float">
            <text:p>49855</text:p>
          </table:table-cell>
          <table:table-cell office:value-type="float" office:value="48741" calcext:value-type="float">
            <text:p>48741</text:p>
          </table:table-cell>
        </table:table-row>
        <table:table-row table:style-name="ro2">
          <table:table-cell office:value-type="string" calcext:value-type="string">
            <text:p><text:a xlink:href="javascript:sym(465)" xlink:type="simple">Považská Bystric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TRE</text:p>
          </table:table-cell>
          <table:table-cell office:value-type="float" office:value="30444" calcext:value-type="float">
            <text:p>30444</text:p>
          </table:table-cell>
          <table:table-cell office:value-type="float" office:value="40083" calcext:value-type="float">
            <text:p>40083</text:p>
          </table:table-cell>
          <table:table-cell office:value-type="float" office:value="42773" calcext:value-type="float">
            <text:p>42773</text:p>
          </table:table-cell>
          <table:table-cell office:value-type="float" office:value="41241" calcext:value-type="float">
            <text:p>41241</text:p>
          </table:table-cell>
          <table:table-cell office:value-type="float" office:value="38641" calcext:value-type="float">
            <text:p>38641</text:p>
          </table:table-cell>
          <table:table-cell office:value-type="float" office:value="37261" calcext:value-type="float">
            <text:p>37261</text:p>
          </table:table-cell>
        </table:table-row>
        <table:table-row table:style-name="ro2">
          <table:table-cell office:value-type="string" calcext:value-type="string">
            <text:p><text:a xlink:href="javascript:sym(466)" xlink:type="simple">Prešov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PRE</text:p>
          </table:table-cell>
          <table:table-cell office:value-type="float" office:value="68529" calcext:value-type="float">
            <text:p>68529</text:p>
          </table:table-cell>
          <table:table-cell office:value-type="float" office:value="87765" calcext:value-type="float">
            <text:p>87765</text:p>
          </table:table-cell>
          <table:table-cell office:value-type="float" office:value="92786" calcext:value-type="float">
            <text:p>92786</text:p>
          </table:table-cell>
          <table:table-cell office:value-type="float" office:value="91782" calcext:value-type="float">
            <text:p>91782</text:p>
          </table:table-cell>
          <table:table-cell office:value-type="float" office:value="84824" calcext:value-type="float">
            <text:p>84824</text:p>
          </table:table-cell>
          <table:table-cell office:value-type="float" office:value="82286" calcext:value-type="float">
            <text:p>82286</text:p>
          </table:table-cell>
        </table:table-row>
        <table:table-row table:style-name="ro2">
          <table:table-cell office:value-type="string" calcext:value-type="string">
            <text:p><text:a xlink:href="javascript:sym(467)" xlink:type="simple">Prievidz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TRE</text:p>
          </table:table-cell>
          <table:table-cell office:value-type="float" office:value="40813" calcext:value-type="float">
            <text:p>40813</text:p>
          </table:table-cell>
          <table:table-cell office:value-type="float" office:value="53424" calcext:value-type="float">
            <text:p>53424</text:p>
          </table:table-cell>
          <table:table-cell office:value-type="float" office:value="53097" calcext:value-type="float">
            <text:p>53097</text:p>
          </table:table-cell>
          <table:table-cell office:value-type="float" office:value="48978" calcext:value-type="float">
            <text:p>48978</text:p>
          </table:table-cell>
          <table:table-cell office:value-type="float" office:value="45017" calcext:value-type="float">
            <text:p>45017</text:p>
          </table:table-cell>
          <table:table-cell office:value-type="float" office:value="42980" calcext:value-type="float">
            <text:p>42980</text:p>
          </table:table-cell>
        </table:table-row>
        <table:table-row table:style-name="ro2">
          <table:table-cell office:value-type="string" calcext:value-type="string">
            <text:p><text:a xlink:href="javascript:sym(34906)" xlink:type="simple">Púchov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TRE</text:p>
          </table:table-cell>
          <table:table-cell office:value-type="float" office:value="14617" calcext:value-type="float">
            <text:p>14617</text:p>
          </table:table-cell>
          <table:table-cell office:value-type="float" office:value="18311" calcext:value-type="float">
            <text:p>18311</text:p>
          </table:table-cell>
          <table:table-cell office:value-type="float" office:value="18833" calcext:value-type="float">
            <text:p>18833</text:p>
          </table:table-cell>
          <table:table-cell office:value-type="float" office:value="18168" calcext:value-type="float">
            <text:p>18168</text:p>
          </table:table-cell>
          <table:table-cell office:value-type="float" office:value="17472" calcext:value-type="float">
            <text:p>17472</text:p>
          </table:table-cell>
          <table:table-cell office:value-type="float" office:value="16922" calcext:value-type="float">
            <text:p>16922</text:p>
          </table:table-cell>
        </table:table-row>
        <table:table-row table:style-name="ro2">
          <table:table-cell office:value-type="string" calcext:value-type="string">
            <text:p><text:a xlink:href="javascript:sym(468)" xlink:type="simple">Rimavská Sobot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BAN</text:p>
          </table:table-cell>
          <table:table-cell office:value-type="float" office:value="19205" calcext:value-type="float">
            <text:p>19205</text:p>
          </table:table-cell>
          <table:table-cell office:value-type="float" office:value="24771" calcext:value-type="float">
            <text:p>24771</text:p>
          </table:table-cell>
          <table:table-cell office:value-type="float" office:value="25088" calcext:value-type="float">
            <text:p>25088</text:p>
          </table:table-cell>
          <table:table-cell office:value-type="float" office:value="24640" calcext:value-type="float">
            <text:p>24640</text:p>
          </table:table-cell>
          <table:table-cell office:value-type="float" office:value="22048" calcext:value-type="float">
            <text:p>22048</text:p>
          </table:table-cell>
          <table:table-cell office:value-type="float" office:value="21341" calcext:value-type="float">
            <text:p>21341</text:p>
          </table:table-cell>
        </table:table-row>
        <table:table-row table:style-name="ro2">
          <table:table-cell office:value-type="string" calcext:value-type="string">
            <text:p><text:a xlink:href="javascript:sym(32132)" xlink:type="simple">Rožňav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KOS</text:p>
          </table:table-cell>
          <table:table-cell office:value-type="float" office:value="14901" calcext:value-type="float">
            <text:p>14901</text:p>
          </table:table-cell>
          <table:table-cell office:value-type="float" office:value="18632" calcext:value-type="float">
            <text:p>18632</text:p>
          </table:table-cell>
          <table:table-cell office:value-type="float" office:value="19261" calcext:value-type="float">
            <text:p>19261</text:p>
          </table:table-cell>
          <table:table-cell office:value-type="float" office:value="19706" calcext:value-type="float">
            <text:p>19706</text:p>
          </table:table-cell>
          <table:table-cell office:value-type="float" office:value="17569" calcext:value-type="float">
            <text:p>17569</text:p>
          </table:table-cell>
          <table:table-cell office:value-type="float" office:value="16932" calcext:value-type="float">
            <text:p>16932</text:p>
          </table:table-cell>
        </table:table-row>
        <table:table-row table:style-name="ro2">
          <table:table-cell office:value-type="string" calcext:value-type="string">
            <text:p><text:a xlink:href="javascript:sym(469)" xlink:type="simple">Ružomberok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ZIL</text:p>
          </table:table-cell>
          <table:table-cell office:value-type="float" office:value="26396" calcext:value-type="float">
            <text:p>26396</text:p>
          </table:table-cell>
          <table:table-cell office:value-type="float" office:value="29416" calcext:value-type="float">
            <text:p>29416</text:p>
          </table:table-cell>
          <table:table-cell office:value-type="float" office:value="30417" calcext:value-type="float">
            <text:p>30417</text:p>
          </table:table-cell>
          <table:table-cell office:value-type="float" office:value="28400" calcext:value-type="float">
            <text:p>28400</text:p>
          </table:table-cell>
          <table:table-cell office:value-type="float" office:value="27407" calcext:value-type="float">
            <text:p>27407</text:p>
          </table:table-cell>
          <table:table-cell office:value-type="float" office:value="26548" calcext:value-type="float">
            <text:p>26548</text:p>
          </table:table-cell>
        </table:table-row>
        <table:table-row table:style-name="ro2">
          <table:table-cell office:value-type="string" calcext:value-type="string">
            <text:p><text:a xlink:href="javascript:sym(470)" xlink:type="simple">Šaľ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IT</text:p>
          </table:table-cell>
          <table:table-cell office:value-type="float" office:value="19167" calcext:value-type="float">
            <text:p>19167</text:p>
          </table:table-cell>
          <table:table-cell office:value-type="float" office:value="24776" calcext:value-type="float">
            <text:p>24776</text:p>
          </table:table-cell>
          <table:table-cell office:value-type="float" office:value="24564" calcext:value-type="float">
            <text:p>24564</text:p>
          </table:table-cell>
          <table:table-cell office:value-type="float" office:value="23554" calcext:value-type="float">
            <text:p>23554</text:p>
          </table:table-cell>
          <table:table-cell office:value-type="float" office:value="21183" calcext:value-type="float">
            <text:p>21183</text:p>
          </table:table-cell>
          <table:table-cell office:value-type="float" office:value="20239" calcext:value-type="float">
            <text:p>20239</text:p>
          </table:table-cell>
        </table:table-row>
        <table:table-row table:style-name="ro2">
          <table:table-cell office:value-type="string" calcext:value-type="string">
            <text:p><text:a xlink:href="javascript:sym(34902)" xlink:type="simple">Senec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BRA</text:p>
          </table:table-cell>
          <table:table-cell office:value-type="float" office:value="10772" calcext:value-type="float">
            <text:p>10772</text:p>
          </table:table-cell>
          <table:table-cell office:value-type="float" office:value="14357" calcext:value-type="float">
            <text:p>14357</text:p>
          </table:table-cell>
          <table:table-cell office:value-type="float" office:value="14673" calcext:value-type="float">
            <text:p>14673</text:p>
          </table:table-cell>
          <table:table-cell office:value-type="float" office:value="17050" calcext:value-type="float">
            <text:p>17050</text:p>
          </table:table-cell>
          <table:table-cell office:value-type="float" office:value="20116" calcext:value-type="float">
            <text:p>20116</text:p>
          </table:table-cell>
          <table:table-cell office:value-type="float" office:value="20192" calcext:value-type="float">
            <text:p>20192</text:p>
          </table:table-cell>
        </table:table-row>
        <table:table-row table:style-name="ro2">
          <table:table-cell office:value-type="string" calcext:value-type="string">
            <text:p><text:a xlink:href="javascript:sym(471)" xlink:type="simple">Senic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TRN</text:p>
          </table:table-cell>
          <table:table-cell office:value-type="float" office:value="15515" calcext:value-type="float">
            <text:p>15515</text:p>
          </table:table-cell>
          <table:table-cell office:value-type="float" office:value="20085" calcext:value-type="float">
            <text:p>20085</text:p>
          </table:table-cell>
          <table:table-cell office:value-type="float" office:value="21253" calcext:value-type="float">
            <text:p>21253</text:p>
          </table:table-cell>
          <table:table-cell office:value-type="float" office:value="20255" calcext:value-type="float">
            <text:p>20255</text:p>
          </table:table-cell>
          <table:table-cell office:value-type="float" office:value="19875" calcext:value-type="float">
            <text:p>19875</text:p>
          </table:table-cell>
          <table:table-cell office:value-type="float" office:value="19280" calcext:value-type="float">
            <text:p>19280</text:p>
          </table:table-cell>
        </table:table-row>
        <table:table-row table:style-name="ro2">
          <table:table-cell office:value-type="string" calcext:value-type="string">
            <text:p><text:a xlink:href="javascript:sym(34908)" xlink:type="simple">Sereď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TRN</text:p>
          </table:table-cell>
          <table:table-cell office:value-type="float" office:value="14568" calcext:value-type="float">
            <text:p>14568</text:p>
          </table:table-cell>
          <table:table-cell office:value-type="float" office:value="16612" calcext:value-type="float">
            <text:p>16612</text:p>
          </table:table-cell>
          <table:table-cell office:value-type="float" office:value="17406" calcext:value-type="float">
            <text:p>17406</text:p>
          </table:table-cell>
          <table:table-cell office:value-type="float" office:value="16235" calcext:value-type="float">
            <text:p>16235</text:p>
          </table:table-cell>
          <table:table-cell office:value-type="float" office:value="15737" calcext:value-type="float">
            <text:p>15737</text:p>
          </table:table-cell>
          <table:table-cell office:value-type="float" office:value="15166" calcext:value-type="float">
            <text:p>15166</text:p>
          </table:table-cell>
        </table:table-row>
        <table:table-row table:style-name="ro2">
          <table:table-cell office:value-type="string" calcext:value-type="string">
            <text:p><text:a xlink:href="javascript:sym(36291)" xlink:type="simple">Skalic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TRN</text:p>
          </table:table-cell>
          <table:table-cell office:value-type="float" office:value="13833" calcext:value-type="float">
            <text:p>13833</text:p>
          </table:table-cell>
          <table:table-cell office:value-type="float" office:value="14748" calcext:value-type="float">
            <text:p>14748</text:p>
          </table:table-cell>
          <table:table-cell office:value-type="float" office:value="15013" calcext:value-type="float">
            <text:p>15013</text:p>
          </table:table-cell>
          <table:table-cell office:value-type="float" office:value="14441" calcext:value-type="float">
            <text:p>14441</text:p>
          </table:table-cell>
          <table:table-cell office:value-type="float" office:value="15573" calcext:value-type="float">
            <text:p>15573</text:p>
          </table:table-cell>
          <table:table-cell office:value-type="float" office:value="15461" calcext:value-type="float">
            <text:p>15461</text:p>
          </table:table-cell>
        </table:table-row>
        <table:table-row table:style-name="ro2">
          <table:table-cell office:value-type="string" calcext:value-type="string">
            <text:p><text:a xlink:href="javascript:sym(8152)" xlink:type="simple">Snin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PRE</text:p>
          </table:table-cell>
          <table:table-cell office:value-type="float" office:value="13347" calcext:value-type="float">
            <text:p>13347</text:p>
          </table:table-cell>
          <table:table-cell office:value-type="float" office:value="19170" calcext:value-type="float">
            <text:p>19170</text:p>
          </table:table-cell>
          <table:table-cell office:value-type="float" office:value="21325" calcext:value-type="float">
            <text:p>21325</text:p>
          </table:table-cell>
          <table:table-cell office:value-type="float" office:value="20723" calcext:value-type="float">
            <text:p>20723</text:p>
          </table:table-cell>
          <table:table-cell office:value-type="float" office:value="18712" calcext:value-type="float">
            <text:p>18712</text:p>
          </table:table-cell>
          <table:table-cell office:value-type="float" office:value="18101" calcext:value-type="float">
            <text:p>18101</text:p>
          </table:table-cell>
        </table:table-row>
        <table:table-row table:style-name="ro2">
          <table:table-cell office:value-type="string" calcext:value-type="string">
            <text:p><text:a xlink:href="javascript:sym(472)" xlink:type="simple">Spišská Nová Ves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KOS</text:p>
          </table:table-cell>
          <table:table-cell office:value-type="float" office:value="31917" calcext:value-type="float">
            <text:p>31917</text:p>
          </table:table-cell>
          <table:table-cell office:value-type="float" office:value="39218" calcext:value-type="float">
            <text:p>39218</text:p>
          </table:table-cell>
          <table:table-cell office:value-type="float" office:value="39193" calcext:value-type="float">
            <text:p>39193</text:p>
          </table:table-cell>
          <table:table-cell office:value-type="float" office:value="38045" calcext:value-type="float">
            <text:p>38045</text:p>
          </table:table-cell>
          <table:table-cell office:value-type="float" office:value="35431" calcext:value-type="float">
            <text:p>35431</text:p>
          </table:table-cell>
          <table:table-cell office:value-type="float" office:value="34544" calcext:value-type="float">
            <text:p>34544</text:p>
          </table:table-cell>
        </table:table-row>
        <table:table-row table:style-name="ro2">
          <table:table-cell office:value-type="string" calcext:value-type="string">
            <text:p><text:a xlink:href="javascript:sym(34905)" xlink:type="simple">Stará Ľubovň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PRE</text:p>
          </table:table-cell>
          <table:table-cell office:value-type="float" office:value="8866" calcext:value-type="float">
            <text:p>8866</text:p>
          </table:table-cell>
          <table:table-cell office:value-type="float" office:value="13995" calcext:value-type="float">
            <text:p>13995</text:p>
          </table:table-cell>
          <table:table-cell office:value-type="float" office:value="16227" calcext:value-type="float">
            <text:p>16227</text:p>
          </table:table-cell>
          <table:table-cell office:value-type="float" office:value="16341" calcext:value-type="float">
            <text:p>16341</text:p>
          </table:table-cell>
          <table:table-cell office:value-type="float" office:value="15938" calcext:value-type="float">
            <text:p>15938</text:p>
          </table:table-cell>
          <table:table-cell office:value-type="float" office:value="15628" calcext:value-type="float">
            <text:p>15628</text:p>
          </table:table-cell>
        </table:table-row>
        <table:table-row table:style-name="ro2">
          <table:table-cell office:value-type="string" calcext:value-type="string">
            <text:p><text:a xlink:href="javascript:sym(473)" xlink:type="simple">Topoľčany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IT</text:p>
          </table:table-cell>
          <table:table-cell office:value-type="float" office:value="22413" calcext:value-type="float">
            <text:p>22413</text:p>
          </table:table-cell>
          <table:table-cell table:number-columns-repeated="2" office:value-type="float" office:value="28968" calcext:value-type="float">
            <text:p>28968</text:p>
          </table:table-cell>
          <table:table-cell office:value-type="float" office:value="27177" calcext:value-type="float">
            <text:p>27177</text:p>
          </table:table-cell>
          <table:table-cell office:value-type="float" office:value="25249" calcext:value-type="float">
            <text:p>25249</text:p>
          </table:table-cell>
          <table:table-cell office:value-type="float" office:value="24086" calcext:value-type="float">
            <text:p>24086</text:p>
          </table:table-cell>
        </table:table-row>
        <table:table-row table:style-name="ro2">
          <table:table-cell office:value-type="string" calcext:value-type="string">
            <text:p><text:a xlink:href="javascript:sym(474)" xlink:type="simple">Trebišov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KOS</text:p>
          </table:table-cell>
          <table:table-cell office:value-type="float" office:value="15621" calcext:value-type="float">
            <text:p>15621</text:p>
          </table:table-cell>
          <table:table-cell office:value-type="float" office:value="20675" calcext:value-type="float">
            <text:p>20675</text:p>
          </table:table-cell>
          <table:table-cell office:value-type="float" office:value="22342" calcext:value-type="float">
            <text:p>22342</text:p>
          </table:table-cell>
          <table:table-cell office:value-type="float" office:value="24401" calcext:value-type="float">
            <text:p>24401</text:p>
          </table:table-cell>
          <table:table-cell office:value-type="float" office:value="23213" calcext:value-type="float">
            <text:p>23213</text:p>
          </table:table-cell>
          <table:table-cell office:value-type="float" office:value="22812" calcext:value-type="float">
            <text:p>22812</text:p>
          </table:table-cell>
        </table:table-row>
        <table:table-row table:style-name="ro2">
          <table:table-cell office:value-type="string" calcext:value-type="string">
            <text:p><text:a xlink:href="javascript:sym(475)" xlink:type="simple">Trenčín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TRE</text:p>
          </table:table-cell>
          <table:table-cell office:value-type="float" office:value="49972" calcext:value-type="float">
            <text:p>49972</text:p>
          </table:table-cell>
          <table:table-cell office:value-type="float" office:value="56828" calcext:value-type="float">
            <text:p>56828</text:p>
          </table:table-cell>
          <table:table-cell office:value-type="float" office:value="57854" calcext:value-type="float">
            <text:p>57854</text:p>
          </table:table-cell>
          <table:table-cell office:value-type="float" office:value="55877" calcext:value-type="float">
            <text:p>55877</text:p>
          </table:table-cell>
          <table:table-cell office:value-type="float" office:value="54740" calcext:value-type="float">
            <text:p>54740</text:p>
          </table:table-cell>
          <table:table-cell office:value-type="float" office:value="54065" calcext:value-type="float">
            <text:p>54065</text:p>
          </table:table-cell>
        </table:table-row>
        <table:table-row table:style-name="ro2">
          <table:table-cell office:value-type="string" calcext:value-type="string">
            <text:p><text:a xlink:href="javascript:sym(476)" xlink:type="simple">Trnav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TRN</text:p>
          </table:table-cell>
          <table:table-cell office:value-type="float" office:value="60750" calcext:value-type="float">
            <text:p>60750</text:p>
          </table:table-cell>
          <table:table-cell office:value-type="float" office:value="68737" calcext:value-type="float">
            <text:p>68737</text:p>
          </table:table-cell>
          <table:table-cell office:value-type="float" office:value="70286" calcext:value-type="float">
            <text:p>70286</text:p>
          </table:table-cell>
          <table:table-cell office:value-type="float" office:value="66358" calcext:value-type="float">
            <text:p>66358</text:p>
          </table:table-cell>
          <table:table-cell office:value-type="float" office:value="63803" calcext:value-type="float">
            <text:p>63803</text:p>
          </table:table-cell>
          <table:table-cell office:value-type="float" office:value="62955" calcext:value-type="float">
            <text:p>62955</text:p>
          </table:table-cell>
        </table:table-row>
        <table:table-row table:style-name="ro2">
          <table:table-cell office:value-type="string" calcext:value-type="string">
            <text:p><text:a xlink:href="javascript:sym(477)" xlink:type="simple">Vranov nad Topľou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PRE</text:p>
          </table:table-cell>
          <table:table-cell office:value-type="float" office:value="16966" calcext:value-type="float">
            <text:p>16966</text:p>
          </table:table-cell>
          <table:table-cell office:value-type="float" office:value="21330" calcext:value-type="float">
            <text:p>21330</text:p>
          </table:table-cell>
          <table:table-cell office:value-type="float" office:value="22985" calcext:value-type="float">
            <text:p>22985</text:p>
          </table:table-cell>
          <table:table-cell office:value-type="float" office:value="23250" calcext:value-type="float">
            <text:p>23250</text:p>
          </table:table-cell>
          <table:table-cell office:value-type="float" office:value="21248" calcext:value-type="float">
            <text:p>21248</text:p>
          </table:table-cell>
          <table:table-cell office:value-type="float" office:value="20488" calcext:value-type="float">
            <text:p>20488</text:p>
          </table:table-cell>
        </table:table-row>
        <table:table-row table:style-name="ro2">
          <table:table-cell office:value-type="string" calcext:value-type="string">
            <text:p><text:a xlink:href="javascript:sym(478)" xlink:type="simple">Žiar nad Hronom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BAN</text:p>
          </table:table-cell>
          <table:table-cell office:value-type="float" office:value="17122" calcext:value-type="float">
            <text:p>17122</text:p>
          </table:table-cell>
          <table:table-cell office:value-type="float" office:value="19612" calcext:value-type="float">
            <text:p>19612</text:p>
          </table:table-cell>
          <table:table-cell office:value-type="float" office:value="19945" calcext:value-type="float">
            <text:p>19945</text:p>
          </table:table-cell>
          <table:table-cell office:value-type="float" office:value="19883" calcext:value-type="float">
            <text:p>19883</text:p>
          </table:table-cell>
          <table:table-cell office:value-type="float" office:value="17578" calcext:value-type="float">
            <text:p>17578</text:p>
          </table:table-cell>
          <table:table-cell office:value-type="float" office:value="16879" calcext:value-type="float">
            <text:p>16879</text:p>
          </table:table-cell>
        </table:table-row>
        <table:table-row table:style-name="ro2">
          <table:table-cell office:value-type="string" calcext:value-type="string">
            <text:p><text:a xlink:href="javascript:sym(479)" xlink:type="simple">Žilina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ZIL</text:p>
          </table:table-cell>
          <table:table-cell office:value-type="float" office:value="70025" calcext:value-type="float">
            <text:p>70025</text:p>
          </table:table-cell>
          <table:table-cell office:value-type="float" office:value="83911" calcext:value-type="float">
            <text:p>83911</text:p>
          </table:table-cell>
          <table:table-cell office:value-type="float" office:value="85400" calcext:value-type="float">
            <text:p>85400</text:p>
          </table:table-cell>
          <table:table-cell office:value-type="float" office:value="81494" calcext:value-type="float">
            <text:p>81494</text:p>
          </table:table-cell>
          <table:table-cell office:value-type="float" office:value="82656" calcext:value-type="float">
            <text:p>82656</text:p>
          </table:table-cell>
          <table:table-cell office:value-type="float" office:value="80634" calcext:value-type="float">
            <text:p>80634</text:p>
          </table:table-cell>
        </table:table-row>
        <table:table-row table:style-name="ro2">
          <table:table-cell office:value-type="string" calcext:value-type="string">
            <text:p><text:a xlink:href="javascript:sym(480)" xlink:type="simple">Zvolen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BAN</text:p>
          </table:table-cell>
          <table:table-cell office:value-type="float" office:value="35103" calcext:value-type="float">
            <text:p>35103</text:p>
          </table:table-cell>
          <table:table-cell office:value-type="float" office:value="41984" calcext:value-type="float">
            <text:p>41984</text:p>
          </table:table-cell>
          <table:table-cell office:value-type="float" office:value="43789" calcext:value-type="float">
            <text:p>43789</text:p>
          </table:table-cell>
          <table:table-cell office:value-type="float" office:value="43318" calcext:value-type="float">
            <text:p>43318</text:p>
          </table:table-cell>
          <table:table-cell office:value-type="float" office:value="40637" calcext:value-type="float">
            <text:p>40637</text:p>
          </table:table-cell>
          <table:table-cell office:value-type="float" office:value="39453" calcext:value-type="float">
            <text:p>394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8T13:38:52.935799800</meta:creation-date>
    <dc:date>2025-06-08T13:39:02.997991600</dc:date>
    <meta:editing-duration>PT10S</meta:editing-duration>
    <meta:editing-cycles>1</meta:editing-cycles>
    <meta:document-statistic meta:table-count="1" meta:cell-count="504" meta:object-count="0"/>
    <meta:generator>LibreOffice/25.2.2.2$Windows_X86_64 LibreOffice_project/7370d4be9e3cf6031a51beef54ff3bda878e3fac</meta:generator>
  </office:meta>
</office:document-meta>
</file>